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Segoe UI Web" svg:font-family="'Segoe UI Web', 'Segoe UI', 'Segoe WP', 'Segoe UI Emoji', Tahom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2f748" officeooo:paragraph-rsid="0012f748" style:font-size-asian="7.84999990463257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2f748" officeooo:paragraph-rsid="0016b2a9" style:font-size-asian="7.84999990463257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4bfa0" officeooo:paragraph-rsid="0016513f" style:font-size-asian="7.84999990463257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6513f" officeooo:paragraph-rsid="0016513f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6513f" officeooo:paragraph-rsid="001d6957" style:font-size-asian="7.84999990463257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d6957" officeooo:paragraph-rsid="001d6957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d6957" officeooo:paragraph-rsid="00205ef9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d6957" officeooo:paragraph-rsid="00205ef9" style:font-size-asian="9pt" style:font-style-asian="normal" style:font-weight-asian="normal" style:font-size-complex="9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d6957" officeooo:paragraph-rsid="00309a66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1d6957" officeooo:paragraph-rsid="002f75b4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223735" officeooo:paragraph-rsid="00223735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normal" officeooo:rsid="00223735" officeooo:paragraph-rsid="0024ad2c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bold" officeooo:rsid="0024ad2c" officeooo:paragraph-rsid="0024ad2c" style:font-size-asian="9pt" style:font-style-asian="normal" style:font-weight-asian="bold" style:font-size-complex="9pt" style:font-style-complex="normal" style:font-weight-complex="bold"/>
    </style:style>
    <style:style style:name="P14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style:text-underline-style="none" fo:font-weight="bold" officeooo:rsid="0024ad2c" officeooo:paragraph-rsid="00277d70" style:font-size-asian="9pt" style:font-style-asian="normal" style:font-weight-asian="bold" style:font-size-complex="9pt" style:font-style-complex="normal" style:font-weight-complex="bold"/>
    </style:style>
    <style:style style:name="P1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fo:font-weight="bold" officeooo:paragraph-rsid="00277d70" style:font-size-asian="9pt" style:font-size-complex="9pt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252424" style:font-name="Segoe UI Web" fo:font-size="9pt" fo:letter-spacing="normal" fo:font-style="normal" fo:font-weight="bold" officeooo:paragraph-rsid="00277d70" style:font-size-asian="9pt" style:font-size-complex="9pt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bold" officeooo:rsid="001d6957" officeooo:paragraph-rsid="001d695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bold" officeooo:rsid="001d6957" officeooo:paragraph-rsid="00223735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bold" officeooo:rsid="001d6957" officeooo:paragraph-rsid="002f75b4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252424" style:font-name="Segoe UI Web" fo:font-size="12pt" fo:letter-spacing="normal" fo:font-style="normal" style:text-underline-style="none" fo:font-weight="normal" officeooo:rsid="001d6957" officeooo:paragraph-rsid="002f75b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3">
      <style:paragraph-properties fo:text-align="start" style:justify-single-word="false" fo:orphans="2" fo:widows="2"/>
      <style:text-properties fo:color="#252424" style:font-name="Segoe UI Web" fo:font-size="9pt" officeooo:paragraph-rsid="0024ad2c" style:font-size-asian="9pt" style:font-size-complex="9pt"/>
    </style:style>
    <style:style style:name="P22" style:family="paragraph" style:parent-style-name="Standard" style:list-style-name="L3">
      <style:paragraph-properties fo:text-align="start" style:justify-single-word="false" fo:orphans="2" fo:widows="2"/>
      <style:text-properties fo:color="#252424" style:font-name="Segoe UI Web" fo:font-size="9pt" officeooo:paragraph-rsid="00277d70" style:font-size-asian="9pt" style:font-size-complex="9pt"/>
    </style:style>
    <style:style style:name="P23" style:family="paragraph" style:parent-style-name="Standard" style:list-style-name="L3">
      <style:paragraph-properties fo:text-align="start" style:justify-single-word="false" fo:orphans="2" fo:widows="2"/>
      <style:text-properties fo:color="#252424" style:font-name="Segoe UI Web" fo:font-size="9pt" officeooo:paragraph-rsid="00289c8b" style:font-size-asian="9pt" style:font-size-complex="9pt"/>
    </style:style>
    <style:style style:name="P2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52424" style:font-name="Segoe UI Web" fo:font-size="14pt" fo:letter-spacing="normal" fo:font-style="normal" style:text-underline-style="solid" style:text-underline-width="auto" style:text-underline-color="font-color" fo:font-weight="bold" officeooo:paragraph-rsid="0012f748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52424" style:font-name="Segoe UI Web" fo:font-size="20pt" fo:letter-spacing="normal" fo:font-style="normal" style:text-underline-style="none" fo:font-weight="bold" officeooo:paragraph-rsid="0012f748" style:font-size-asian="20pt" style:font-weight-asian="bold" style:font-size-complex="20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52424" style:font-name="Segoe UI Web" fo:font-size="12pt" fo:letter-spacing="normal" fo:font-style="normal" style:text-underline-style="solid" style:text-underline-width="auto" style:text-underline-color="font-color" fo:font-weight="bold" officeooo:rsid="0012f748" officeooo:paragraph-rsid="0012f748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2f74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6513f"/>
    </style:style>
    <style:style style:name="T4" style:family="text">
      <style:text-properties style:text-underline-style="solid" style:text-underline-width="auto" style:text-underline-color="font-color" officeooo:rsid="0016b2a9"/>
    </style:style>
    <style:style style:name="T5" style:family="text">
      <style:text-properties officeooo:rsid="0014bfa0"/>
    </style:style>
    <style:style style:name="T6" style:family="text">
      <style:text-properties officeooo:rsid="0016513f"/>
    </style:style>
    <style:style style:name="T7" style:family="text">
      <style:text-properties fo:font-variant="normal" fo:text-transform="none" fo:color="#252424" style:font-name="Segoe UI Web" fo:font-size="9pt" fo:letter-spacing="normal" fo:font-style="normal" style:text-underline-style="none" fo:font-weight="normal" officeooo:rsid="00223735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font-variant="normal" fo:text-transform="none" fo:letter-spacing="normal" fo:font-style="normal" style:text-underline-style="none" fo:font-weight="normal" officeooo:rsid="0024ad2c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12529" style:font-name="apple-system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212529" style:font-name="apple-system" fo:letter-spacing="normal" fo:font-style="normal" fo:font-weight="normal" officeooo:rsid="00265c72" style:font-weight-asian="normal" style:font-weight-complex="normal"/>
    </style:style>
    <style:style style:name="T11" style:family="text">
      <style:text-properties fo:font-variant="normal" fo:text-transform="none" fo:color="#212529" style:font-name="apple-system" fo:letter-spacing="normal" fo:font-style="normal" fo:font-weight="normal" officeooo:rsid="0024ad2c" style:font-weight-asian="normal" style:font-weight-complex="normal"/>
    </style:style>
    <style:style style:name="T12" style:family="text">
      <style:text-properties fo:font-variant="normal" fo:text-transform="none" fo:color="#212529" style:font-name="apple-system" fo:letter-spacing="normal" fo:font-style="normal" fo:font-weight="normal" officeooo:rsid="0024ad2c"/>
    </style:style>
    <style:style style:name="T13" style:family="text">
      <style:text-properties officeooo:rsid="0016b2a9"/>
    </style:style>
    <style:style style:name="T14" style:family="text">
      <style:text-properties officeooo:rsid="00195e12"/>
    </style:style>
    <style:style style:name="T15" style:family="text">
      <style:text-properties officeooo:rsid="001ac07e"/>
    </style:style>
    <style:style style:name="T16" style:family="text">
      <style:text-properties officeooo:rsid="001fe03d"/>
    </style:style>
    <style:style style:name="T17" style:family="text">
      <style:text-properties officeooo:rsid="00205ef9"/>
    </style:style>
    <style:style style:name="T18" style:family="text">
      <style:text-properties officeooo:rsid="00223735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35414"/>
    </style:style>
    <style:style style:name="T21" style:family="text">
      <style:text-properties officeooo:rsid="0024ad2c"/>
    </style:style>
    <style:style style:name="T22" style:family="text">
      <style:text-properties fo:color="#212529" style:font-name="apple-system" fo:font-weight="normal" officeooo:rsid="0024ad2c"/>
    </style:style>
    <style:style style:name="T23" style:family="text">
      <style:text-properties fo:color="#212529" style:font-name="apple-system" officeooo:rsid="0024ad2c"/>
    </style:style>
    <style:style style:name="T24" style:family="text">
      <style:text-properties fo:color="#212529" style:font-name="apple-system" officeooo:rsid="00309a66"/>
    </style:style>
    <style:style style:name="T25" style:family="text">
      <style:text-properties officeooo:rsid="00277d70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9pt" officeooo:rsid="002f75b4" style:font-size-asian="9pt" style:font-size-complex="9pt"/>
    </style:style>
    <style:style style:name="T28" style:family="text">
      <style:text-properties officeooo:rsid="002f75b4"/>
    </style:style>
    <style:style style:name="T29" style:family="text">
      <style:text-properties officeooo:rsid="00309a66"/>
    </style:style>
    <style:style style:name="T30" style:family="text">
      <style:text-properties officeooo:rsid="0031bd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Milestone 1 Repor<text:span text:style-name="T1">t</text:span></text:p>
      <text:p text:style-name="P24"/>
      <text:p text:style-name="P24"/>
      <text:p text:style-name="P26">Preprocessing</text:p>
      <text:p text:style-name="P26"/>
      <text:list xml:id="list4047453179" text:style-name="L1">
        <text:list-item>
          <text:p text:style-name="P2">The features <text:span text:style-name="T2">trending_date</text:span> and <text:span text:style-name="T2">publish_time</text:span> have been parsed and decomposed into year, month and day, <text:span text:style-name="T13">then performing element-wise subtraction to get a new feature as follows<text:line-break/><text:line-break/>drift_years = </text:span><text:span text:style-name="T2">trending_date </text:span><text:span text:style-name="T4">[</text:span><text:span text:style-name="T13">year</text:span><text:span text:style-name="T4">] - </text:span><text:span text:style-name="T2">publish_time </text:span><text:span text:style-name="T4">[</text:span><text:span text:style-name="T13">year]</text:span><text:line-break/>drift_months<text:span text:style-name="T13"> = </text:span><text:span text:style-name="T2">trending_date </text:span><text:span text:style-name="T4">[</text:span><text:span text:style-name="T13">month</text:span><text:span text:style-name="T4">] - </text:span><text:span text:style-name="T2">publish_time </text:span><text:span text:style-name="T4">[</text:span><text:span text:style-name="T13">month]<text:line-break/>drift_days = </text:span><text:span text:style-name="T2">trending_date </text:span><text:span text:style-name="T4">[day] - </text:span><text:span text:style-name="T2">publish_time </text:span><text:span text:style-name="T4">[day</text:span><text:span text:style-name="T13">]<text:line-break/><text:line-break/>Finally sorting the dataset based on publish_time and trending_ date, and remove both columns from the dataset.<text:line-break/></text:span><text:line-break/></text:p>
        </text:list-item>
        <text:list-item>
          <text:p text:style-name="P1">All texts have been parsed using <text:span text:style-name="T5">R</text:span>egex (re package in python) + some custom functions for specific patterns.<text:line-break/><text:line-break/>Split sentences into words (<text:span text:style-name="T5">English</text:span> words, excluding <text:span text:style-name="T5">URLs</text:span>, symbols, etc.).<text:line-break/><text:line-break/></text:p>
          <text:p text:style-name="P3">Encoding text feature<text:span text:style-name="T6">s</text:span> (<text:span text:style-name="T2">title</text:span>, <text:span text:style-name="T2">channel_title</text:span>, <text:span text:style-name="T2">tags</text:span> <text:span text:style-name="T6">and </text:span><text:span text:style-name="T3">video_description</text:span>) <text:span text:style-name="T6"><text:s/>using bag of words (normalized) --→ ln(word_count + 1) + considering only the common words.<text:line-break/><text:line-break/></text:span></text:p>
        </text:list-item>
        <text:list-item>
          <text:p text:style-name="P4">As <text:span text:style-name="T2">category_id</text:span> feature has no semantic meaning for regression coefficient, we have used one_hot encoding for representing it.<text:line-break/><text:line-break/></text:p>
        </text:list-item>
        <text:list-item>
          <text:p text:style-name="P4"><text:span text:style-name="T14">W</text:span>e grouped <text:span text:style-name="T14">the </text:span>dataset via <text:span text:style-name="T2">video_id </text:span>feature and then perform some feature engineering (min, max and mean) on <text:span text:style-name="T15">the </text:span>grouped data.<text:line-break/><text:line-break/></text:p>
        </text:list-item>
        <text:list-item>
          <text:p text:style-name="P5">Finally, we used <text:span text:style-name="T19">sklearn.preprocessing.RobustScaler</text:span> for scaling all independent variables.<text:line-break/><text:line-break/><text:line-break/></text:p>
        </text:list-item>
      </text:list>
      <text:p text:style-name="P17">Analysis</text:p>
      <text:p text:style-name="P17"/>
      <text:list xml:id="list2754922702" text:style-name="L2">
        <text:list-item>
          <text:p text:style-name="P6">Visually the <text:span text:style-name="T19">trending_date</text:span> feature is negatively correlated with the number of <text:span text:style-name="T19">likes</text:span> for each <text:span text:style-name="T19">unique video independently</text:span>.<text:line-break/><text:line-break/></text:p>
        </text:list-item>
        <text:list-item>
          <text:p text:style-name="P6">A brief analysis shows that the time series is not stationary.<text:line-break/><text:line-break/></text:p>
        </text:list-item>
        <text:list-item>
          <text:p text:style-name="P6"><text:span text:style-name="T16">A</text:span>lso there is no monotonic relationship (<text:span text:style-name="T16">Isotopic</text:span> regression does not work).<text:line-break/><text:line-break/></text:p>
        </text:list-item>
        <text:list-item>
          <text:p text:style-name="P7">For this dataset <text:span text:style-name="T20">most of the </text:span>parametric<text:span text:style-name="T17">-</text:span>learning algorithms scales poorly.<text:line-break/><text:line-break/></text:p>
        </text:list-item>
        <text:list-item>
          <text:p text:style-name="P7">Based on our implementation, the performance is worse if any of the processing steps are undone or any of the features being removed.</text:p>
        </text:list-item>
      </text:list>
      <text:p text:style-name="P8"/>
      <text:p text:style-name="P18"><text:span text:style-name="T18">M</text:span>odeling</text:p>
      <text:p text:style-name="P18"/>
      <text:list xml:id="list3438487044" text:style-name="L3">
        <text:list-item>
          <text:p text:style-name="P11">We have tried <text:span text:style-name="T19">linear regression</text:span>, <text:span text:style-name="T19">Isotonic regression</text:span>, <text:span text:style-name="T19">Lars</text:span>, <text:span text:style-name="T19">KNN regressor</text:span> and finally <text:span text:style-name="T19">random-forest</text:span> regression.<text:line-break/><text:line-break/></text:p>
        </text:list-item>
        <text:list-item>
          <text:p text:style-name="P11">Best performance is achieved by <text:span text:style-name="T19">random-forest</text:span> (non-parametric learning algorithm), however <text:span text:style-name="T19">KNN regressor </text:span>with <text:span text:style-name="T19">n_neighbors = 2</text:span> gives reasonable performance compared to linear regression</text:p>
        </text:list-item>
        <text:list-item>
          <text:p text:style-name="P12"><text:soft-page-break/>We have used <text:span text:style-name="T19">K-Folds</text:span> cross-validation with <text:span text:style-name="T19">k=10</text:span>.<text:line-break/><text:line-break/></text:p>
          <text:list>
            <text:list-item>
              <text:p text:style-name="P12"><text:span text:style-name="T21">T</text:span>raining set size <text:span text:style-name="T21">= 34090</text:span></text:p>
            </text:list-item>
            <text:list-item>
              <text:p text:style-name="P12">Test set size <text:span text:style-name="T21">= 3787</text:span><text:line-break/><text:line-break/></text:p>
            </text:list-item>
          </text:list>
        </text:list-item>
        <text:list-item>
          <text:p text:style-name="P13">Linear regression: <text:line-break/> </text:p>
          <text:list>
            <text:list-item>
              <text:p text:style-name="P21"><text:span text:style-name="T8">MSE (</text:span><text:span text:style-name="T9">cross-validation-</text:span><text:span text:style-name="T10">score</text:span><text:span text:style-name="T11">) =</text:span><text:span text:style-name="T12"> 6477426176</text:span></text:p>
            </text:list-item>
            <text:list-item>
              <text:p text:style-name="P15"><text:span text:style-name="T22">Execution Time : 3.53 seconds<text:line-break/><text:line-break/></text:span></text:p>
            </text:list-item>
          </text:list>
        </text:list-item>
        <text:list-item>
          <text:p text:style-name="P14">KNN regressor: <text:line-break/> </text:p>
          <text:list>
            <text:list-item>
              <text:p text:style-name="P23"><text:span text:style-name="T8">MSE (</text:span><text:span text:style-name="T9">cross-validation-</text:span><text:span text:style-name="T10">score</text:span><text:span text:style-name="T11">) =</text:span><text:span text:style-name="T12"> 462279072</text:span></text:p>
            </text:list-item>
            <text:list-item>
              <text:p text:style-name="P15"><text:span text:style-name="T22">Execution Time : </text:span><text:bookmark-start text:name="__DdeLink__25_2857618765"/><text:span text:style-name="T22">25.75 seconds</text:span><text:bookmark-end text:name="__DdeLink__25_2857618765"/><text:span text:style-name="T22"><text:line-break/><text:line-break/></text:span></text:p>
            </text:list-item>
          </text:list>
        </text:list-item>
        <text:list-item>
          <text:p text:style-name="P14">Random Forest <text:span text:style-name="T25">r</text:span>egression: <text:line-break/> </text:p>
          <text:list>
            <text:list-item>
              <text:p text:style-name="P22"><text:span text:style-name="T8">MSE (</text:span><text:span text:style-name="T9">cross-validation-</text:span><text:span text:style-name="T10">score</text:span><text:span text:style-name="T11">) =</text:span><text:span text:style-name="T12"> 183949984</text:span></text:p>
            </text:list-item>
            <text:list-item>
              <text:p text:style-name="P22"><text:span text:style-name="T12">Execution Time : </text:span><text:span text:style-name="T22">479.15 seconds</text:span></text:p>
            </text:list-item>
          </text:list>
        </text:list-item>
      </text:list>
      <text:p text:style-name="P16"><text:span text:style-name="T22"/></text:p>
      <text:p text:style-name="P16"><text:span text:style-name="T22"/></text:p>
      <text:p text:style-name="P19"><text:span text:style-name="T23">Visualization</text:span></text:p>
      <text:p text:style-name="P19"><text:span text:style-name="T23"/></text:p>
      <text:list xml:id="list1794142431" text:style-name="L4">
        <text:list-item>
          <text:p text:style-name="P20"><text:span text:style-name="T27">N</text:span><text:span text:style-name="T26">ot </text:span><text:span text:style-name="T27">A</text:span><text:span text:style-name="T26">pplicable</text:span><text:line-break/><text:line-break/></text:p>
        </text:list-item>
      </text:list>
      <text:p text:style-name="P19"><text:span text:style-name="T24">C</text:span><text:span text:style-name="T23">onclusions</text:span></text:p>
      <text:p text:style-name="P19"><text:span text:style-name="T23"/></text:p>
      <text:list xml:id="list63902452587778" text:continue-numbering="true" text:style-name="L4">
        <text:list-item>
          <text:p text:style-name="P9"><text:span text:style-name="T29">L</text:span>ikes is more closely to follow mixture of arbitrary <text:span text:style-name="T29">random </text:span>distributions, <text:s/><text:span text:style-name="T30">so it is q</text:span>uit hard to accurately predicting it using simple models).<text:line-break/><text:line-break/></text:p>
        </text:list-item>
        <text:list-item>
          <text:p text:style-name="P10">It was expected that Linear regression model gonna perform poorly <text:span text:style-name="T29">on this dataset</text:span> (proved by experiments).<text:line-break/><text:line-break/></text:p>
        </text:list-item>
        <text:list-item>
          <text:p text:style-name="P10">It was expected that text encoding (bag of words) gonna hurt the overall predictions <text:span text:style-name="T29">(disapproved by experiments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ohit Devanagari1" svg:font-family="'Lohit Devanagari'"/>
    <style:font-face style:name="Segoe UI Web" svg:font-family="'Segoe UI Web', 'Segoe UI', 'Segoe WP', 'Segoe UI Emoji', Tahom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9T04:45:51.522251367</meta:creation-date>
    <dc:date>2021-12-09T06:39:02.175957275</dc:date>
    <meta:editing-duration>PT1H2M6S</meta:editing-duration>
    <meta:editing-cycles>23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418" meta:character-count="2800" meta:non-whitespace-character-count="2395"/>
  </office:meta>
</office:document-meta>
</file>